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102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3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33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napella and 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49">
            <text:p>1.49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4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116619037896906">
            <text:p>0.116619037896906</text:p>
          </table:table-cell>
          <table:table-cell table:style-name="ACE-0" office:value-type="float" office:value="0.116619037896906">
            <text:p>0.1166190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5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sidonia fibr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1.6899999999999999">
            <text:p>1.69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6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925">
            <text:p>1.92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37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ellina deltoid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400000000000001">
            <text:p>1.34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38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sidonia fibr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1400000000000001">
            <text:p>2.14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39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napella and 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0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amphire rootle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0.20615528128088301">
            <text:p>0.206155281280883</text:p>
          </table:table-cell>
          <table:table-cell table:style-name="ACE-0" office:value-type="float" office:value="0.20615528128088301">
            <text:p>0.20615528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1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1099999999999999">
            <text:p>2.11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442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5160">
            <text:p>51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5550000000000002">
            <text:p>2.555</text:p>
          </table:table-cell>
          <table:table-cell table:style-name="ACE-0" office:value-type="float" office:value="0.13124404748406701">
            <text:p>0.131244047484067</text:p>
          </table:table-cell>
          <table:table-cell table:style-name="ACE-0" office:value-type="float" office:value="0.13124404748406701">
            <text:p>0.13124405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6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1450">
            <text:p>14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tillaria diemenens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54500000000000004">
            <text:p>−0.54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7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035">
            <text:p>40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osina victori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4000000000000001">
            <text:p>−0.64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8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6770">
            <text:p>6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mall gastropo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2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4204224723651759">
            <text:p>1.42042247236518</text:p>
          </table:table-cell>
          <table:table-cell table:style-name="ACE-0" office:value-type="float" office:value="1.4204224723651759">
            <text:p>1.42042247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3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1615">
            <text:p>161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remain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60999999999999999">
            <text:p>−0.61</text:p>
          </table:table-cell>
          <table:table-cell table:style-name="ACE-0" office:value-type="float" office:value="0.211896201004171">
            <text:p>0.211896201004171</text:p>
          </table:table-cell>
          <table:table-cell table:style-name="ACE-0" office:value-type="float" office:value="0.211896201004171">
            <text:p>0.211896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38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645">
            <text:p>26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Veneridae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65">
            <text:p>1.16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733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rachiodontes rostrat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45">
            <text:p>1.34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36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mall mollus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37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990">
            <text:p>39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hasianella austr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39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Katelysia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42499999999999999">
            <text:p>−0.425</text:p>
          </table:table-cell>
          <table:table-cell table:style-name="ACE-0" office:value-type="float" office:value="0.20006249023742601">
            <text:p>0.200062490237426</text:p>
          </table:table-cell>
          <table:table-cell table:style-name="ACE-0" office:value-type="float" office:value="0.20006249023742601">
            <text:p>0.20006249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0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435">
            <text:p>44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tillaria and Tellin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89500000000000002">
            <text:p>0.89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1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355">
            <text:p>43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Tellina deltoid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425">
            <text:p>1.42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2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osinia victori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02">
            <text:p>−0.02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3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tillaria diemenensis,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085000000000000006">
            <text:p>−0.085</text:p>
          </table:table-cell>
          <table:table-cell table:style-name="ACE-0" office:value-type="float" office:value="0.100124921972504">
            <text:p>0.100124921972504</text:p>
          </table:table-cell>
          <table:table-cell table:style-name="ACE-0" office:value-type="float" office:value="0.100124921972504">
            <text:p>0.10012492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4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705">
            <text:p>37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tillaria diemenens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734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sidonia fibr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45">
            <text:p>1.14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7945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tra and Batillar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735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430">
            <text:p>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ngrove organic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029999999999999999">
            <text:p>−0.03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736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Katelysia and Tellin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MS-1032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ellina and Batillar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100498756211209">
            <text:p>0.100498756211209</text:p>
          </table:table-cell>
          <table:table-cell table:style-name="ACE-0" office:value-type="float" office:value="0.100498756211209">
            <text:p>0.1004987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7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ngrove remain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755">
            <text:p>0.75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4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Detrital Posidonia fibr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2850000000000001">
            <text:p>2.28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5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napella cyclad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135">
            <text:p>1.135</text:p>
          </table:table-cell>
          <table:table-cell table:style-name="ACE-0" office:value-type="float" office:value="0.109658560997307">
            <text:p>0.109658560997307</text:p>
          </table:table-cell>
          <table:table-cell table:style-name="ACE-0" office:value-type="float" office:value="0.109658560997307">
            <text:p>0.1096585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146</text:p>
          </table:table-cell>
          <table:table-cell table:style-name="ACE-0" office:value-type="float" office:value="-33.140000000000001">
            <text:p>−33.14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2340">
            <text:p>2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fragment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1.135">
            <text:p>1.135</text:p>
          </table:table-cell>
          <table:table-cell table:style-name="ACE-0" office:value-type="float" office:value="0.109658560997307">
            <text:p>0.109658560997307</text:p>
          </table:table-cell>
          <table:table-cell table:style-name="ACE-0" office:value-type="float" office:value="0.109658560997307">
            <text:p>0.10965856</text:p>
          </table:table-cell>
          <table:table-cell table:style-name="ACE-0" office:value-type="string">
            <text:p>HarveyEtal1999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2A</text:p>
          </table:table-cell>
          <table:table-cell table:style-name="ACE-0" office:value-type="float" office:value="-33.034999999999997">
            <text:p>−33.035</text:p>
          </table:table-cell>
          <table:table-cell table:style-name="ACE-0" office:value-type="float" office:value="137.83099999999999">
            <text:p>137.831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5.0149999999999997">
            <text:p>−5.015</text:p>
          </table:table-cell>
          <table:table-cell table:style-name="ACE-0" office:value-type="float" office:value="0.109658560997307">
            <text:p>0.109658560997307</text:p>
          </table:table-cell>
          <table:table-cell table:style-name="ACE-0" office:value-type="float" office:value="0.109658560997307">
            <text:p>0.10965856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73</text:p>
          </table:table-cell>
          <table:table-cell table:style-name="ACE-0" office:value-type="float" office:value="-32.798999999999999">
            <text:p>−32.799</text:p>
          </table:table-cell>
          <table:table-cell table:style-name="ACE-0" office:value-type="float" office:value="137.845">
            <text:p>137.845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8.7149999999999999">
            <text:p>−8.71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72</text:p>
          </table:table-cell>
          <table:table-cell table:style-name="ACE-0" office:value-type="float" office:value="-32.75">
            <text:p>−32.75</text:p>
          </table:table-cell>
          <table:table-cell table:style-name="ACE-0" office:value-type="float" office:value="137.86799999999999">
            <text:p>137.868</text:p>
          </table:table-cell>
          <table:table-cell table:style-name="ACE-0" office:value-type="float" office:value="4975.1492227402478">
            <text:p>4975.1492227402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97">
            <text:p>−1.97</text:p>
          </table:table-cell>
          <table:table-cell table:style-name="ACE-0" office:value-type="float" office:value="0.101980390271856">
            <text:p>0.101980390271856</text:p>
          </table:table-cell>
          <table:table-cell table:style-name="ACE-0" office:value-type="float" office:value="0.101980390271856">
            <text:p>0.10198039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10A</text:p>
          </table:table-cell>
          <table:table-cell table:style-name="ACE-0" office:value-type="float" office:value="-32.75">
            <text:p>−32.75</text:p>
          </table:table-cell>
          <table:table-cell table:style-name="ACE-0" office:value-type="float" office:value="137.86799999999999">
            <text:p>137.868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lcareous cla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10B</text:p>
          </table:table-cell>
          <table:table-cell table:style-name="ACE-0" office:value-type="float" office:value="-32.75">
            <text:p>−32.75</text:p>
          </table:table-cell>
          <table:table-cell table:style-name="ACE-0" office:value-type="float" office:value="137.86799999999999">
            <text:p>137.868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Organics - fi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71</text:p>
          </table:table-cell>
          <table:table-cell table:style-name="ACE-0" office:value-type="float" office:value="-32.725000000000001">
            <text:p>−32.725</text:p>
          </table:table-cell>
          <table:table-cell table:style-name="ACE-0" office:value-type="float" office:value="137.81299999999999">
            <text:p>137.813</text:p>
          </table:table-cell>
          <table:table-cell table:style-name="ACE-0" office:value-type="float" office:value="5645.1492227402468">
            <text:p>5645.1492227402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0.895">
            <text:p>−10.89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36</text:p>
          </table:table-cell>
          <table:table-cell table:style-name="ACE-0" office:value-type="float" office:value="-32.709000000000003">
            <text:p>−32.709</text:p>
          </table:table-cell>
          <table:table-cell table:style-name="ACE-0" office:value-type="float" office:value="137.893">
            <text:p>137.893</text:p>
          </table:table-cell>
          <table:table-cell table:style-name="ACE-0" office:value-type="float" office:value="5510">
            <text:p>55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xed 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180B</text:p>
          </table:table-cell>
          <table:table-cell table:style-name="ACE-0" office:value-type="float" office:value="-32.706000000000003">
            <text:p>−32.706</text:p>
          </table:table-cell>
          <table:table-cell table:style-name="ACE-0" office:value-type="float" office:value="137.761">
            <text:p>137.761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5">
            <text:p>−2.33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180C</text:p>
          </table:table-cell>
          <table:table-cell table:style-name="ACE-0" office:value-type="float" office:value="-32.706000000000003">
            <text:p>−32.706</text:p>
          </table:table-cell>
          <table:table-cell table:style-name="ACE-0" office:value-type="float" office:value="137.761">
            <text:p>137.761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alcareous cla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35">
            <text:p>−2.33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180D</text:p>
          </table:table-cell>
          <table:table-cell table:style-name="ACE-0" office:value-type="float" office:value="-32.706000000000003">
            <text:p>−32.706</text:p>
          </table:table-cell>
          <table:table-cell table:style-name="ACE-0" office:value-type="float" office:value="137.761">
            <text:p>137.761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s Fi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0.0135">
            <text:p>0.0135</text:p>
          </table:table-cell>
          <table:table-cell table:style-name="ACE-0" office:value-type="float" office:value="0.105948100502085">
            <text:p>0.105948100502085</text:p>
          </table:table-cell>
          <table:table-cell table:style-name="ACE-0" office:value-type="float" office:value="0.105948100502085">
            <text:p>0.105948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3A</text:p>
          </table:table-cell>
          <table:table-cell table:style-name="ACE-0" office:value-type="float" office:value="-32.704999999999998">
            <text:p>−32.705</text:p>
          </table:table-cell>
          <table:table-cell table:style-name="ACE-0" office:value-type="float" office:value="137.87299999999999">
            <text:p>137.873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3500000000000001">
            <text:p>2.35</text:p>
          </table:table-cell>
          <table:table-cell table:style-name="ACE-0" office:value-type="float" office:value="0.46097722286464399">
            <text:p>0.460977222864644</text:p>
          </table:table-cell>
          <table:table-cell table:style-name="ACE-0" office:value-type="float" office:value="0.46097722286464399">
            <text:p>0.46097722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67</text:p>
          </table:table-cell>
          <table:table-cell table:style-name="ACE-0" office:value-type="float" office:value="-32.704000000000001">
            <text:p>−32.704</text:p>
          </table:table-cell>
          <table:table-cell table:style-name="ACE-0" office:value-type="float" office:value="137.85499999999999">
            <text:p>137.855</text:p>
          </table:table-cell>
          <table:table-cell table:style-name="ACE-0" office:value-type="float" office:value="6035.1492227402459">
            <text:p>6035.14922274025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Oyster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6</text:p>
          </table:table-cell>
          <table:table-cell table:style-name="ACE-0" office:value-type="float" office:value="-32.695">
            <text:p>−32.695</text:p>
          </table:table-cell>
          <table:table-cell table:style-name="ACE-0" office:value-type="float" office:value="137.797">
            <text:p>137.797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isseminated organic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7.8300000000000001">
            <text:p>−7.83</text:p>
          </table:table-cell>
          <table:table-cell table:style-name="ACE-0" office:value-type="float" office:value="0.14142135623731">
            <text:p>0.14142135623731</text:p>
          </table:table-cell>
          <table:table-cell table:style-name="ACE-0" office:value-type="float" office:value="0.14142135623731">
            <text:p>0.14142136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16</text:p>
          </table:table-cell>
          <table:table-cell table:style-name="ACE-0" office:value-type="float" office:value="-32.695">
            <text:p>−32.695</text:p>
          </table:table-cell>
          <table:table-cell table:style-name="ACE-0" office:value-type="float" office:value="137.80600000000001">
            <text:p>137.806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s - fi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4.25">
            <text:p>−4.25</text:p>
          </table:table-cell>
          <table:table-cell table:style-name="ACE-0" office:value-type="float" office:value="0.80156097709407004">
            <text:p>0.80156097709407</text:p>
          </table:table-cell>
          <table:table-cell table:style-name="ACE-0" office:value-type="float" office:value="0.80156097709407004">
            <text:p>0.80156098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68</text:p>
          </table:table-cell>
          <table:table-cell table:style-name="ACE-0" office:value-type="float" office:value="-32.692">
            <text:p>−32.692</text:p>
          </table:table-cell>
          <table:table-cell table:style-name="ACE-0" office:value-type="float" office:value="137.851">
            <text:p>137.851</text:p>
          </table:table-cell>
          <table:table-cell table:style-name="ACE-0" office:value-type="float" office:value="3085.1492227402455">
            <text:p>3085.149222740245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71499999999999997">
            <text:p>0.715</text:p>
          </table:table-cell>
          <table:table-cell table:style-name="ACE-0" office:value-type="float" office:value="0.23711811402758801">
            <text:p>0.237118114027588</text:p>
          </table:table-cell>
          <table:table-cell table:style-name="ACE-0" office:value-type="float" office:value="0.23711811402758801">
            <text:p>0.2371181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5</text:p>
          </table:table-cell>
          <table:table-cell table:style-name="ACE-0" office:value-type="float" office:value="-32.692">
            <text:p>−32.692</text:p>
          </table:table-cell>
          <table:table-cell table:style-name="ACE-0" office:value-type="float" office:value="137.851">
            <text:p>137.851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71499999999999997">
            <text:p>0.715</text:p>
          </table:table-cell>
          <table:table-cell table:style-name="ACE-0" office:value-type="float" office:value="0.23711811402758801">
            <text:p>0.237118114027588</text:p>
          </table:table-cell>
          <table:table-cell table:style-name="ACE-0" office:value-type="float" office:value="0.23711811402758801">
            <text:p>0.2371181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850</text:p>
          </table:table-cell>
          <table:table-cell table:style-name="ACE-0" office:value-type="float" office:value="-32.692">
            <text:p>−32.692</text:p>
          </table:table-cell>
          <table:table-cell table:style-name="ACE-0" office:value-type="float" office:value="137.85900000000001">
            <text:p>137.859</text:p>
          </table:table-cell>
          <table:table-cell table:style-name="ACE-0" office:value-type="float" office:value="2610">
            <text:p>26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350000000000001">
            <text:p>1.235</text:p>
          </table:table-cell>
          <table:table-cell table:style-name="ACE-0" office:value-type="float" office:value="0.30203476621077902">
            <text:p>0.302034766210779</text:p>
          </table:table-cell>
          <table:table-cell table:style-name="ACE-0" office:value-type="float" office:value="0.30203476621077902">
            <text:p>0.30203477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851</text:p>
          </table:table-cell>
          <table:table-cell table:style-name="ACE-0" office:value-type="float" office:value="-32.692">
            <text:p>−32.692</text:p>
          </table:table-cell>
          <table:table-cell table:style-name="ACE-0" office:value-type="float" office:value="137.85900000000001">
            <text:p>137.859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4399999999999999">
            <text:p>−1.44</text:p>
          </table:table-cell>
          <table:table-cell table:style-name="ACE-0" office:value-type="float" office:value="0.19723082923315999">
            <text:p>0.19723082923316</text:p>
          </table:table-cell>
          <table:table-cell table:style-name="ACE-0" office:value-type="float" office:value="0.19723082923315999">
            <text:p>0.19723083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9B</text:p>
          </table:table-cell>
          <table:table-cell table:style-name="ACE-0" office:value-type="float" office:value="-32.691000000000003">
            <text:p>−32.691</text:p>
          </table:table-cell>
          <table:table-cell table:style-name="ACE-0" office:value-type="float" office:value="137.875">
            <text:p>137.875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granics fin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7500000000000004">
            <text:p>−0.675</text:p>
          </table:table-cell>
          <table:table-cell table:style-name="ACE-0" office:value-type="float" office:value="0.160078105935821">
            <text:p>0.160078105935821</text:p>
          </table:table-cell>
          <table:table-cell table:style-name="ACE-0" office:value-type="float" office:value="0.160078105935821">
            <text:p>0.1600781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9A</text:p>
          </table:table-cell>
          <table:table-cell table:style-name="ACE-0" office:value-type="float" office:value="-32.691000000000003">
            <text:p>−32.691</text:p>
          </table:table-cell>
          <table:table-cell table:style-name="ACE-0" office:value-type="float" office:value="137.875">
            <text:p>137.87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7500000000000004">
            <text:p>−0.675</text:p>
          </table:table-cell>
          <table:table-cell table:style-name="ACE-0" office:value-type="float" office:value="0.160078105935821">
            <text:p>0.160078105935821</text:p>
          </table:table-cell>
          <table:table-cell table:style-name="ACE-0" office:value-type="float" office:value="0.160078105935821">
            <text:p>0.1600781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1</text:p>
          </table:table-cell>
          <table:table-cell table:style-name="ACE-0" office:value-type="float" office:value="-32.691000000000003">
            <text:p>−32.691</text:p>
          </table:table-cell>
          <table:table-cell table:style-name="ACE-0" office:value-type="float" office:value="137.88200000000001">
            <text:p>137.88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1.24">
            <text:p>1.24</text:p>
          </table:table-cell>
          <table:table-cell table:style-name="ACE-0" office:value-type="float" office:value="0.815843122174846">
            <text:p>0.815843122174846</text:p>
          </table:table-cell>
          <table:table-cell table:style-name="ACE-0" office:value-type="float" office:value="0.815843122174846">
            <text:p>0.81584312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2</text:p>
          </table:table-cell>
          <table:table-cell table:style-name="ACE-0" office:value-type="float" office:value="-32.691000000000003">
            <text:p>−32.691</text:p>
          </table:table-cell>
          <table:table-cell table:style-name="ACE-0" office:value-type="float" office:value="137.88200000000001">
            <text:p>137.88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2">
            <text:p>−1.22</text:p>
          </table:table-cell>
          <table:table-cell table:style-name="ACE-0" office:value-type="float" office:value="0.241660919471891">
            <text:p>0.241660919471891</text:p>
          </table:table-cell>
          <table:table-cell table:style-name="ACE-0" office:value-type="float" office:value="0.241660919471891">
            <text:p>0.24166092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849A</text:p>
          </table:table-cell>
          <table:table-cell table:style-name="ACE-0" office:value-type="float" office:value="-32.689999999999998">
            <text:p>−32.69</text:p>
          </table:table-cell>
          <table:table-cell table:style-name="ACE-0" office:value-type="float" office:value="137.84399999999999">
            <text:p>137.844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625">
            <text:p>0.625</text:p>
          </table:table-cell>
          <table:table-cell table:style-name="ACE-0" office:value-type="float" office:value="0.20155644370746401">
            <text:p>0.201556443707464</text:p>
          </table:table-cell>
          <table:table-cell table:style-name="ACE-0" office:value-type="float" office:value="0.20155644370746401">
            <text:p>0.2015564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849B</text:p>
          </table:table-cell>
          <table:table-cell table:style-name="ACE-0" office:value-type="float" office:value="-32.689999999999998">
            <text:p>−32.69</text:p>
          </table:table-cell>
          <table:table-cell table:style-name="ACE-0" office:value-type="float" office:value="137.84399999999999">
            <text:p>137.844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s F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625">
            <text:p>0.625</text:p>
          </table:table-cell>
          <table:table-cell table:style-name="ACE-0" office:value-type="float" office:value="0.20155644370746401">
            <text:p>0.201556443707464</text:p>
          </table:table-cell>
          <table:table-cell table:style-name="ACE-0" office:value-type="float" office:value="0.20155644370746401">
            <text:p>0.2015564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3</text:p>
          </table:table-cell>
          <table:table-cell table:style-name="ACE-0" office:value-type="float" office:value="-32.689999999999998">
            <text:p>−32.69</text:p>
          </table:table-cell>
          <table:table-cell table:style-name="ACE-0" office:value-type="float" office:value="137.84399999999999">
            <text:p>137.844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4000000000000002">
            <text:p>−0.34</text:p>
          </table:table-cell>
          <table:table-cell table:style-name="ACE-0" office:value-type="float" office:value="1.9425756098540921">
            <text:p>1.94257560985409</text:p>
          </table:table-cell>
          <table:table-cell table:style-name="ACE-0" office:value-type="float" office:value="1.9425756098540921">
            <text:p>1.9425756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4</text:p>
          </table:table-cell>
          <table:table-cell table:style-name="ACE-0" office:value-type="float" office:value="-32.689">
            <text:p>−32.689</text:p>
          </table:table-cell>
          <table:table-cell table:style-name="ACE-0" office:value-type="float" office:value="137.839">
            <text:p>137.839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eagrass + 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080000000000000002">
            <text:p>−0.08</text:p>
          </table:table-cell>
          <table:table-cell table:style-name="ACE-0" office:value-type="float" office:value="0.116619037896906">
            <text:p>0.116619037896906</text:p>
          </table:table-cell>
          <table:table-cell table:style-name="ACE-0" office:value-type="float" office:value="0.116619037896906">
            <text:p>0.1166190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5</text:p>
          </table:table-cell>
          <table:table-cell table:style-name="ACE-0" office:value-type="float" office:value="-32.689">
            <text:p>−32.689</text:p>
          </table:table-cell>
          <table:table-cell table:style-name="ACE-0" office:value-type="float" office:value="137.839">
            <text:p>137.839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5699999999999998">
            <text:p>−3.57</text:p>
          </table:table-cell>
          <table:table-cell table:style-name="ACE-0" office:value-type="float" office:value="0.116619037896906">
            <text:p>0.116619037896906</text:p>
          </table:table-cell>
          <table:table-cell table:style-name="ACE-0" office:value-type="float" office:value="0.116619037896906">
            <text:p>0.1166190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13</text:p>
          </table:table-cell>
          <table:table-cell table:style-name="ACE-0" office:value-type="float" office:value="-32.689">
            <text:p>−32.689</text:p>
          </table:table-cell>
          <table:table-cell table:style-name="ACE-0" office:value-type="float" office:value="137.89099999999999">
            <text:p>137.891</text:p>
          </table:table-cell>
          <table:table-cell table:style-name="ACE-0" office:value-type="float" office:value="5660">
            <text:p>56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agrass, 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0.657647321898295">
            <text:p>0.657647321898295</text:p>
          </table:table-cell>
          <table:table-cell table:style-name="ACE-0" office:value-type="float" office:value="0.657647321898295">
            <text:p>0.65764732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14</text:p>
          </table:table-cell>
          <table:table-cell table:style-name="ACE-0" office:value-type="float" office:value="-32.689">
            <text:p>−32.689</text:p>
          </table:table-cell>
          <table:table-cell table:style-name="ACE-0" office:value-type="float" office:value="137.89099999999999">
            <text:p>137.891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agrass, 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52500000000000002">
            <text:p>0.525</text:p>
          </table:table-cell>
          <table:table-cell table:style-name="ACE-0" office:value-type="float" office:value="0.125">
            <text:p>0.125</text:p>
          </table:table-cell>
          <table:table-cell table:style-name="ACE-0" office:value-type="float" office:value="0.125">
            <text:p>0.125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900</text:p>
          </table:table-cell>
          <table:table-cell table:style-name="ACE-0" office:value-type="float" office:value="-32.689">
            <text:p>−32.689</text:p>
          </table:table-cell>
          <table:table-cell table:style-name="ACE-0" office:value-type="float" office:value="137.90100000000001">
            <text:p>137.901</text:p>
          </table:table-cell>
          <table:table-cell table:style-name="ACE-0" office:value-type="float" office:value="5680">
            <text:p>56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2.1749999999999998">
            <text:p>2.175</text:p>
          </table:table-cell>
          <table:table-cell table:style-name="ACE-0" office:value-type="float" office:value="0.168002976164114">
            <text:p>0.168002976164114</text:p>
          </table:table-cell>
          <table:table-cell table:style-name="ACE-0" office:value-type="float" office:value="0.168002976164114">
            <text:p>0.16800298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6</text:p>
          </table:table-cell>
          <table:table-cell table:style-name="ACE-0" office:value-type="float" office:value="-32.677999999999997">
            <text:p>−32.678</text:p>
          </table:table-cell>
          <table:table-cell table:style-name="ACE-0" office:value-type="float" office:value="137.84">
            <text:p>137.84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-3.0499999999999998">
            <text:p>−3.0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70</text:p>
          </table:table-cell>
          <table:table-cell table:style-name="ACE-0" office:value-type="float" office:value="-32.677999999999997">
            <text:p>−32.678</text:p>
          </table:table-cell>
          <table:table-cell table:style-name="ACE-0" office:value-type="float" office:value="137.84">
            <text:p>137.84</text:p>
          </table:table-cell>
          <table:table-cell table:style-name="ACE-0" office:value-type="float" office:value="7455.149222740245">
            <text:p>7455.149222740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1</text:p>
          </table:table-cell>
          <table:table-cell table:style-name="ACE-0" office:value-type="float" office:value="-32.665999999999997">
            <text:p>−32.666</text:p>
          </table:table-cell>
          <table:table-cell table:style-name="ACE-0" office:value-type="float" office:value="137.87299999999999">
            <text:p>137.87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0156097709407004">
            <text:p>0.80156097709407</text:p>
          </table:table-cell>
          <table:table-cell table:style-name="ACE-0" office:value-type="float" office:value="0.80156097709407004">
            <text:p>0.80156098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699A</text:p>
          </table:table-cell>
          <table:table-cell table:style-name="ACE-0" office:value-type="float" office:value="-32.665999999999997">
            <text:p>−32.666</text:p>
          </table:table-cell>
          <table:table-cell table:style-name="ACE-0" office:value-type="float" office:value="137.881">
            <text:p>137.881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lcareous cla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0.64500000000000002">
            <text:p>−0.645</text:p>
          </table:table-cell>
          <table:table-cell table:style-name="ACE-0" office:value-type="float" office:value="0.50559371040391698">
            <text:p>0.505593710403917</text:p>
          </table:table-cell>
          <table:table-cell table:style-name="ACE-0" office:value-type="float" office:value="0.50559371040391698">
            <text:p>0.50559371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4</text:p>
          </table:table-cell>
          <table:table-cell table:style-name="ACE-0" office:value-type="float" office:value="-32.665999999999997">
            <text:p>−32.666</text:p>
          </table:table-cell>
          <table:table-cell table:style-name="ACE-0" office:value-type="float" office:value="137.881">
            <text:p>137.881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 peat - coars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008332754710003">
            <text:p>0.6000833275471</text:p>
          </table:table-cell>
          <table:table-cell table:style-name="ACE-0" office:value-type="float" office:value="0.60008332754710003">
            <text:p>0.60008333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700</text:p>
          </table:table-cell>
          <table:table-cell table:style-name="ACE-0" office:value-type="float" office:value="-32.665999999999997">
            <text:p>−32.666</text:p>
          </table:table-cell>
          <table:table-cell table:style-name="ACE-0" office:value-type="float" office:value="137.881">
            <text:p>137.881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ngrove peat - fin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008332754710003">
            <text:p>0.6000833275471</text:p>
          </table:table-cell>
          <table:table-cell table:style-name="ACE-0" office:value-type="float" office:value="0.60008332754710003">
            <text:p>0.60008333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69</text:p>
          </table:table-cell>
          <table:table-cell table:style-name="ACE-0" office:value-type="float" office:value="-32.665999999999997">
            <text:p>−32.666</text:p>
          </table:table-cell>
          <table:table-cell table:style-name="ACE-0" office:value-type="float" office:value="137.881">
            <text:p>137.881</text:p>
          </table:table-cell>
          <table:table-cell table:style-name="ACE-0" office:value-type="float" office:value="1455.3589885814695">
            <text:p>1455.358988581469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008332754710003">
            <text:p>0.6000833275471</text:p>
          </table:table-cell>
          <table:table-cell table:style-name="ACE-0" office:value-type="float" office:value="0.60008332754710003">
            <text:p>0.60008333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edclif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35</text:p>
          </table:table-cell>
          <table:table-cell table:style-name="ACE-0" office:value-type="float" office:value="-32.659999999999997">
            <text:p>−32.66</text:p>
          </table:table-cell>
          <table:table-cell table:style-name="ACE-0" office:value-type="float" office:value="137.74600000000001">
            <text:p>137.746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xed 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elperioEtal1984,BelperioEtal2002,LewisEtal2013</text:p>
          </table:table-cell>
          <table:table-cell table:number-columns-repeated="240" table:style-name="ACE-0"/>
        </table:table-row>
        <table:table-row table:style-name="AROW-0" table:number-rows-repeated="1175">
          <table:table-cell table:number-columns-repeated="256"/>
        </table:table-row>
        <table:table-row table:style-name="AROW-1" table:number-rows-repeated="73">
          <table:table-cell table:number-columns-repeated="256"/>
        </table:table-row>
        <table:table-row table:style-name="AROW-0" table:number-rows-repeated="6421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7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9:19Z</dc:date>
    <meta:creation-date>2022-10-27T08:15:17Z</meta:creation-date>
    <meta:generator>gnumeric/1.12.46</meta:generator>
  </office:meta>
</office:document-meta>
</file>